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Sirkulasi Peminjaman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  <table:table-cell table:style-name="ce3" office:value-type="string" calcext:value-type="string">
            <text:p>Jumlah Peminjam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8" office:value-type="string" calcext:value-type="string">
            <text:p>[a.JumlahEksemplar]</text:p>
          </table:table-cell>
          <table:table-cell table:style-name="ce10" office:value-type="string" calcext:value-type="string">
            <text:p>[a.JumlahPeminjam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9" office:value-type="string" calcext:value-type="string">
            <text:p>[detail.TotalJumlahEksemplar]</text:p>
          </table:table-cell>
          <table:table-cell table:style-name="ce11" office:value-type="string" calcext:value-type="string">
            <text:p>[detail.TotalJumlahPeminjam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6:55:32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16:58:46.936000000</dc:date>
    <meta:editing-duration>PT2H14M13S</meta:editing-duration>
    <meta:editing-cycles>17</meta:editing-cycles>
    <meta:document-statistic meta:table-count="1" meta:cell-count="17" meta:object-count="0"/>
  </office:meta>
</office:document-meta>
</file>